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chiman</text:p>
      <text:p text:style-name="P2">Wedlug legend jest to Bog o wielkim rozmachu i zadny walki. Po mimo tego, ze wygada nie pozornie, to posiada wielka moc i sile, ktore czynia go bardzo groznym przeciwnikiem. Hachiman w ciagu tyle lat swojej walki pokonal wielu wojownikow, Ci zas w uczyli go swoich umiejetnosci w zamian za oszczedzenie ich. Wielu z nich opowiadalo, iz posiadl on wszytskie mozliwe zywioly i tylko 4 wielkich wojownikow, jest w stanie odeprzec jego ata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59S</meta:editing-duration>
    <meta:editing-cycles>4</meta:editing-cycles>
    <meta:generator>OpenOffice/4.1.5$Win32 OpenOffice.org_project/415m1$Build-9789</meta:generator>
    <dc:date>2018-03-18T15:16:25.84</dc:date>
    <dc:creator>Krystian Kwiatkowski</dc:creator>
    <meta:document-statistic meta:table-count="0" meta:image-count="0" meta:object-count="0" meta:page-count="1" meta:paragraph-count="2" meta:word-count="74" meta:character-count="445"/>
    <meta:user-defined meta:name="Info 1"/>
    <meta:user-defined meta:name="Info 2"/>
    <meta:user-defined meta:name="Info 3"/>
    <meta:user-defined meta:name="Info 4"/>
  </office:meta>
</office:document-meta>
</file>